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Arial" svg:font-family="Arial"/>
  </office:font-face-decls>
  <office:automatic-styles>
    <style:style style:name="Table1" style:family="table">
      <style:table-properties style:width="7.0in" table:align="margins"/>
    </style:style>
    <style:style style:name="P1" style:family="paragraph" style:parent-style-name="Standard">
      <style:paragraph-properties fo:line-height="115%"/>
      <style:text-properties style:font-name="Arial" fo:font-size="11.0pt" fo:color="#000000"/>
    </style:style>
    <style:style style:name="P2" style:family="paragraph" style:parent-style-name="Standard">
      <style:text-properties style:font-name="Arial" fo:font-size="11.0pt" fo:color="#000000"/>
    </style:style>
    <style:style style:name="P3" style:family="paragraph" style:parent-style-name="Standard">
      <style:text-properties style:font-name="Arial" fo:font-size="11.0pt" fo:color="#000000" fo:background-color="#ffff00"/>
    </style:style>
    <style:style style:name="T1" style:family="text">
      <style:text-properties fo:font-weight="bold" fo:font-weight-asian="bold" fo:font-weight-complex="bold"/>
    </style:style>
    <style:style style:name="T2" style:family="text">
      <style:text-properties fo:background-color="#ffff00"/>
    </style:style>
    <style:style style:name="TableColumn1" style:family="table-column">
      <style:table-column-properties style:column-width="3.4625in" style:rel-column-width="32767*"/>
    </style:style>
    <style:style style:name="TableCell1" style:family="table-cell">
      <style:table-cell-properties fo:padding="0.0382in"/>
    </style:style>
  </office:automatic-styles>
  <office:body>
    <office:text>
      <text:p text:style-name="P1">Retail Tests</text:p>
      <table:table table:name="Table1" table:style-name="Table1">
        <table:table-column table:style-name="TableColumn1"/>
        <table:table-column table:style-name="TableColumn1"/>
        <table:table-column table:style-name="TableColumn1"/>
        <table:table-column table:style-name="TableColumn1"/>
        <table:table-column table:style-name="TableColumn1"/>
        <table:table-column table:style-name="TableColumn1"/>
        <table:table-row>
          <table:table-cell table:style-name="TableCell1">
            <text:p text:style-name="P2"><text:span text:style-name="T1">Test</text:span></text:p>
          </table:table-cell>
          <table:table-cell table:style-name="TableCell1">
            <text:p text:style-name="P2"><text:span text:style-name="T1">Purpose</text:span></text:p>
          </table:table-cell>
          <table:table-cell table:style-name="TableCell1">
            <text:p text:style-name="P2"><text:span text:style-name="T1">Input</text:span></text:p>
          </table:table-cell>
          <table:table-cell table:style-name="TableCell1">
            <text:p text:style-name="P2"><text:span text:style-name="T1">Input Files</text:span></text:p>
          </table:table-cell>
          <table:table-cell table:style-name="TableCell1">
            <text:p text:style-name="P2"><text:span text:style-name="T1">Output Files</text:span></text:p>
          </table:table-cell>
          <table:table-cell table:style-name="TableCell1">
            <text:p text:style-name="P2"><text:span text:style-name="T1">Output</text:span></text:p>
          </table:table-cell>
        </table:table-row>
        <table:table-row>
          <table:table-cell table:style-name="TableCell1">
            <text:p text:style-name="P2">Retail-Create</text:p>
          </table:table-cell>
          <table:table-cell table:style-name="TableCell1">
            <text:p text:style-name="P2">Test if retail users are allowed to create accounts.</text:p>
          </table:table-cell>
          <table:table-cell table:style-name="TableCell1">
            <text:p text:style-name="P2">login</text:p>
            <text:p text:style-name="P2">retail</text:p>
            <text:p text:style-name="P2">create</text:p>
            <text:p text:style-name="P2">logout test</text:p>
            <text:p text:style-name="P2"/>
            <text:p text:style-name="P2"/>
          </table:table-cell>
          <table:table-cell table:style-name="TableCell1">
            <text:p text:style-name="P2">current accounts file</text:p>
            <text:p text:style-name="P2"/>
          </table:table-cell>
          <table:table-cell table:style-name="TableCell1">
            <text:p text:style-name="P2">empty transaction summary file</text:p>
          </table:table-cell>
          <table:table-cell table:style-name="TableCell1">
            <text:p text:style-name="P2">Rejection of create command as user does not have access.</text:p>
          </table:table-cell>
        </table:table-row>
        <table:table-row>
          <table:table-cell table:style-name="TableCell1">
            <text:p text:style-name="P2">Retail-delete</text:p>
          </table:table-cell>
          <table:table-cell table:style-name="TableCell1">
            <text:p text:style-name="P2">Test if a retail user is allowed to delete accoutns</text:p>
          </table:table-cell>
          <table:table-cell table:style-name="TableCell1">
            <text:p text:style-name="P2">login</text:p>
            <text:p text:style-name="P2">retail</text:p>
            <text:p text:style-name="P2">delete</text:p>
            <text:p text:style-name="P2">logout</text:p>
          </table:table-cell>
          <table:table-cell table:style-name="TableCell1">
            <text:p text:style-name="P2">current accounts file</text:p>
            <text:p text:style-name="P2"/>
            <text:p text:style-name="P2"/>
          </table:table-cell>
          <table:table-cell table:style-name="TableCell1">
            <text:p text:style-name="P2">empty transaction summary file</text:p>
          </table:table-cell>
          <table:table-cell table:style-name="TableCell1">
            <text:p text:style-name="P2">Rejection of delete command as user does not have access.</text:p>
          </table:table-cell>
        </table:table-row>
        <table:table-row>
          <table:table-cell table:style-name="TableCell1">
            <text:p text:style-name="P2">Retail</text:p>
            <text:p text:style-name="P2">-deposit</text:p>
            <text:p text:style-name="P2">reasonable</text:p>
          </table:table-cell>
          <table:table-cell table:style-name="TableCell1">
            <text:p text:style-name="P2">Test if a retail user can deposit a reasonable amount</text:p>
          </table:table-cell>
          <table:table-cell table:style-name="TableCell1">
            <text:p text:style-name="P2">login</text:p>
            <text:p text:style-name="P2">retail</text:p>
            <text:p text:style-name="P2">deposit</text:p>
            <text:p text:style-name="P2">000001</text:p>
            <text:p text:style-name="P2">800.00</text:p>
            <text:p text:style-name="P2">deposit</text:p>
          </table:table-cell>
          <table:table-cell table:style-name="TableCell1">
            <text:p text:style-name="P2">current no accounts file</text:p>
            <text:p text:style-name="P2">(000001 on file)</text:p>
          </table:table-cell>
          <table:table-cell table:style-name="TableCell1">
            <text:p text:style-name="P2">updated transaction summary file</text:p>
            <text:p text:style-name="P2"/>
          </table:table-cell>
          <table:table-cell table:style-name="TableCell1">
            <text:p text:style-name="P2">enter a valid account number:</text:p>
            <text:p text:style-name="P2">enter an amount to be deposited:</text:p>
            <text:p text:style-name="P2">Accepts transaction.</text:p>
          </table:table-cell>
        </table:table-row>
        <table:table-row>
          <table:table-cell table:style-name="TableCell1">
            <text:p text:style-name="P2">Retail</text:p>
            <text:p text:style-name="P2">-deposit</text:p>
            <text:p text:style-name="P2">out of scope</text:p>
          </table:table-cell>
          <table:table-cell table:style-name="TableCell1">
            <text:p text:style-name="P2">Test if a retail user can deposit over $1,000</text:p>
          </table:table-cell>
          <table:table-cell table:style-name="TableCell1">
            <text:p text:style-name="P2">login</text:p>
            <text:p text:style-name="P2">retail</text:p>
            <text:p text:style-name="P2">deposit</text:p>
            <text:p text:style-name="P2">000001</text:p>
            <text:p text:style-name="P2">10000.00</text:p>
            <text:p text:style-name="P2">logout</text:p>
          </table:table-cell>
          <table:table-cell table:style-name="TableCell1">
            <text:p text:style-name="P2">current accounts file</text:p>
            <text:p text:style-name="P2">(000001 on file)</text:p>
          </table:table-cell>
          <table:table-cell table:style-name="TableCell1">
            <text:p text:style-name="P2">empty transaction summary file</text:p>
          </table:table-cell>
          <table:table-cell table:style-name="TableCell1">
            <text:p text:style-name="P2">enter a valid account number:</text:p>
            <text:p text:style-name="P2">enter an amount to be deposited:</text:p>
            <text:p text:style-name="P2">Rejects amount greater than $1,000</text:p>
          </table:table-cell>
        </table:table-row>
        <table:table-row>
          <table:table-cell table:style-name="TableCell1">
            <text:p text:style-name="P2">Retail</text:p>
            <text:p text:style-name="P2">-deposit</text:p>
            <text:p text:style-name="P2">zero</text:p>
          </table:table-cell>
          <table:table-cell table:style-name="TableCell1">
            <text:p text:style-name="P2">Test a redundant deposit</text:p>
          </table:table-cell>
          <table:table-cell table:style-name="TableCell1">
            <text:p text:style-name="P2">login</text:p>
            <text:p text:style-name="P2">retail</text:p>
            <text:p text:style-name="P2">deposit</text:p>
            <text:p text:style-name="P2">000001</text:p>
            <text:p text:style-name="P2">0.00</text:p>
            <text:p text:style-name="P2">logout</text:p>
          </table:table-cell>
          <table:table-cell table:style-name="TableCell1">
            <text:p text:style-name="P2">current accounts file</text:p>
            <text:p text:style-name="P2">(000001 on file)</text:p>
          </table:table-cell>
          <table:table-cell table:style-name="TableCell1">
            <text:p text:style-name="P2">Updated transaction summary file</text:p>
          </table:table-cell>
          <table:table-cell table:style-name="TableCell1">
            <text:p text:style-name="P2">enter a valid account number:</text:p>
            <text:p text:style-name="P2">enter an amount to be deposited:</text:p>
            <text:p text:style-name="P2">Either accepts or denies transaction based on how we want to handle a 0 input.</text:p>
          </table:table-cell>
        </table:table-row>
        <table:table-row>
          <table:table-cell table:style-name="TableCell1">
            <text:p text:style-name="P2">Retail</text:p>
            <text:p text:style-name="P2">-deposit</text:p>
            <text:p text:style-name="P2">negative</text:p>
          </table:table-cell>
          <table:table-cell table:style-name="TableCell1">
            <text:p text:style-name="P2">Test an amount we can not reproduce</text:p>
          </table:table-cell>
          <table:table-cell table:style-name="TableCell1">
            <text:p text:style-name="P2">login</text:p>
            <text:p text:style-name="P2">retail</text:p>
            <text:p text:style-name="P2">deposit</text:p>
            <text:p text:style-name="P2">000001</text:p>
            <text:p text:style-name="P2">-1.00</text:p>
            <text:p text:style-name="P2">logout</text:p>
          </table:table-cell>
          <table:table-cell table:style-name="TableCell1">
            <text:p text:style-name="P2">current accounts file</text:p>
            <text:p text:style-name="P2">(000001 on file)</text:p>
          </table:table-cell>
          <table:table-cell table:style-name="TableCell1">
            <text:p text:style-name="P2">Empty transaction summary file</text:p>
          </table:table-cell>
          <table:table-cell table:style-name="TableCell1">
            <text:p text:style-name="P2">enter a valid account number:</text:p>
            <text:p text:style-name="P2">enter amount to be deposited:</text:p>
            <text:p text:style-name="P2">deny transaction of negative amount</text:p>
          </table:table-cell>
        </table:table-row>
        <table:table-row>
          <table:table-cell table:style-name="TableCell1">
            <text:p text:style-name="P2">Retail</text:p>
            <text:p text:style-name="P2">-deposit</text:p>
            <text:p text:style-name="P2">Invalid account</text:p>
          </table:table-cell>
          <table:table-cell table:style-name="TableCell1">
            <text:p text:style-name="P2">Test if we try to deposit to an account that doesn’t exist</text:p>
          </table:table-cell>
          <table:table-cell table:style-name="TableCell1">
            <text:p text:style-name="P2">login</text:p>
            <text:p text:style-name="P2">retail</text:p>
            <text:p text:style-name="P2">deposit</text:p>
            <text:p text:style-name="P2">000001</text:p>
            <text:p text:style-name="P2">logout</text:p>
          </table:table-cell>
          <table:table-cell table:style-name="TableCell1">
            <text:p text:style-name="P2">empty accounts file</text:p>
            <text:p text:style-name="P2"/>
          </table:table-cell>
          <table:table-cell table:style-name="TableCell1">
            <text:p text:style-name="P2">Empty transaction summary file</text:p>
          </table:table-cell>
          <table:table-cell table:style-name="TableCell1">
            <text:p text:style-name="P2">enter a valid account number:</text:p>
            <text:p text:style-name="P2">reject invalid number</text:p>
          </table:table-cell>
        </table:table-row>
        <table:table-row>
          <table:table-cell table:style-name="TableCell1">
            <text:p text:style-name="P2">Retail</text:p>
            <text:p text:style-name="P2">-deposit</text:p>
            <text:p text:style-name="P2">immediate logout</text:p>
          </table:table-cell>
          <table:table-cell table:style-name="TableCell1">
            <text:p text:style-name="P2">Test if we try to deposit and then logout immediately</text:p>
          </table:table-cell>
          <table:table-cell table:style-name="TableCell1">
            <text:p text:style-name="P2">login</text:p>
            <text:p text:style-name="P2">retail</text:p>
            <text:p text:style-name="P2">deposit</text:p>
            <text:p text:style-name="P2">logout</text:p>
          </table:table-cell>
          <table:table-cell table:style-name="TableCell1">
            <text:p text:style-name="P2">empty accounts file</text:p>
            <text:p text:style-name="P2"/>
          </table:table-cell>
          <table:table-cell table:style-name="TableCell1">
            <text:p text:style-name="P2">Empty transaction summary file</text:p>
          </table:table-cell>
          <table:table-cell table:style-name="TableCell1">
            <text:p text:style-name="P2">enter a valid account number:</text:p>
            <text:p text:style-name="P2"/>
          </table:table-cell>
        </table:table-row>
        <table:table-row>
          <table:table-cell table:style-name="TableCell1">
            <text:p text:style-name="P2">Retail</text:p>
            <text:p text:style-name="P2">-withdraw</text:p>
            <text:p text:style-name="P2">reasonable</text:p>
          </table:table-cell>
          <table:table-cell table:style-name="TableCell1">
            <text:p text:style-name="P2">Test the withdraw function on normal conditions</text:p>
          </table:table-cell>
          <table:table-cell table:style-name="TableCell1">
            <text:p text:style-name="P2">login</text:p>
            <text:p text:style-name="P2">retail</text:p>
            <text:p text:style-name="P2">withdraw</text:p>
            <text:p text:style-name="P2">000001</text:p>
            <text:p text:style-name="P2">800.00</text:p>
            <text:p text:style-name="P2">logout</text:p>
          </table:table-cell>
          <table:table-cell table:style-name="TableCell1">
            <text:p text:style-name="P2">current accounts file</text:p>
            <text:p text:style-name="P2">(000001 on file)</text:p>
          </table:table-cell>
          <table:table-cell table:style-name="TableCell1">
            <text:p text:style-name="P2">Updated transaction summary file</text:p>
          </table:table-cell>
          <table:table-cell table:style-name="TableCell1">
            <text:p text:style-name="P2">enter a valid account number:</text:p>
            <text:p text:style-name="P2">enter an amount to be withdrawn:</text:p>
            <text:p text:style-name="P2">Accepts transaction.</text:p>
          </table:table-cell>
        </table:table-row>
        <table:table-row>
          <table:table-cell table:style-name="TableCell1">
            <text:p text:style-name="P2">Retail</text:p>
            <text:p text:style-name="P2">-withdraw</text:p>
            <text:p text:style-name="P2">out of scope</text:p>
          </table:table-cell>
          <table:table-cell table:style-name="TableCell1">
            <text:p text:style-name="P2">Test the withdraw function with an amount higher than $1,000</text:p>
          </table:table-cell>
          <table:table-cell table:style-name="TableCell1">
            <text:p text:style-name="P2">login</text:p>
            <text:p text:style-name="P2">retail</text:p>
            <text:p text:style-name="P2">withdraw</text:p>
            <text:p text:style-name="P2">000001</text:p>
            <text:p text:style-name="P2">10000.00</text:p>
            <text:p text:style-name="P2">logout</text:p>
          </table:table-cell>
          <table:table-cell table:style-name="TableCell1">
            <text:p text:style-name="P2">current accounts file</text:p>
            <text:p text:style-name="P2">(000001 on file)</text:p>
          </table:table-cell>
          <table:table-cell table:style-name="TableCell1">
            <text:p text:style-name="P2">Empty transaction summary file</text:p>
          </table:table-cell>
          <table:table-cell table:style-name="TableCell1">
            <text:p text:style-name="P2">enter a valid account number:</text:p>
            <text:p text:style-name="P2">enter an amount to be withdrawn:</text:p>
            <text:p text:style-name="P2">Denied transaction greater than $1,000</text:p>
          </table:table-cell>
        </table:table-row>
        <table:table-row>
          <table:table-cell table:style-name="TableCell1">
            <text:p text:style-name="P2">Retail</text:p>
            <text:p text:style-name="P2">-withdraw</text:p>
            <text:p text:style-name="P2">zero</text:p>
          </table:table-cell>
          <table:table-cell table:style-name="TableCell1">
            <text:p text:style-name="P2">Test a redundant withdrawal</text:p>
          </table:table-cell>
          <table:table-cell table:style-name="TableCell1">
            <text:p text:style-name="P2">login</text:p>
            <text:p text:style-name="P2">retail</text:p>
            <text:p text:style-name="P2">withdraw</text:p>
            <text:p text:style-name="P2">000001</text:p>
            <text:p text:style-name="P2">0.00</text:p>
            <text:p text:style-name="P2">logout</text:p>
          </table:table-cell>
          <table:table-cell table:style-name="TableCell1">
            <text:p text:style-name="P2">current accounts file</text:p>
            <text:p text:style-name="P2">(000001 on file)</text:p>
          </table:table-cell>
          <table:table-cell table:style-name="TableCell1">
            <text:p text:style-name="P2">Empty transaction summary file.</text:p>
          </table:table-cell>
          <table:table-cell table:style-name="TableCell1">
            <text:p text:style-name="P2">enter a valid account number:</text:p>
            <text:p text:style-name="P2">enter an amount to be withdrawn:</text:p>
            <text:p text:style-name="P2">Can accept or deny, based on how we handle 0 amouts</text:p>
          </table:table-cell>
        </table:table-row>
        <table:table-row>
          <table:table-cell table:style-name="TableCell1">
            <text:p text:style-name="P2">Retail</text:p>
            <text:p text:style-name="P2">withdraw</text:p>
            <text:p text:style-name="P2">negative</text:p>
          </table:table-cell>
          <table:table-cell table:style-name="TableCell1">
            <text:p text:style-name="P2">Test an amount we can not reproduce</text:p>
          </table:table-cell>
          <table:table-cell table:style-name="TableCell1">
            <text:p text:style-name="P2">login</text:p>
            <text:p text:style-name="P2">retail</text:p>
            <text:p text:style-name="P2">withdraw</text:p>
            <text:p text:style-name="P2">000001</text:p>
            <text:p text:style-name="P2">-1.00</text:p>
            <text:p text:style-name="P2">logout</text:p>
          </table:table-cell>
          <table:table-cell table:style-name="TableCell1">
            <text:p text:style-name="P2">current accounts file</text:p>
            <text:p text:style-name="P2">(000001 on file)</text:p>
          </table:table-cell>
          <table:table-cell table:style-name="TableCell1">
            <text:p text:style-name="P2">Empty transaction summary file</text:p>
          </table:table-cell>
          <table:table-cell table:style-name="TableCell1">
            <text:p text:style-name="P2">enter a valid account number:</text:p>
            <text:p text:style-name="P2">enter amount to be withdrawn:</text:p>
            <text:p text:style-name="P2">deny transaction of negative amount</text:p>
          </table:table-cell>
        </table:table-row>
        <table:table-row>
          <table:table-cell table:style-name="TableCell1">
            <text:p text:style-name="P2">Retail</text:p>
            <text:p text:style-name="P2">withdraw</text:p>
            <text:p text:style-name="P2">Invalid account</text:p>
          </table:table-cell>
          <table:table-cell table:style-name="TableCell1">
            <text:p text:style-name="P2">Test if we try to withdraw from an account that doesn’t exist</text:p>
          </table:table-cell>
          <table:table-cell table:style-name="TableCell1">
            <text:p text:style-name="P2">login</text:p>
            <text:p text:style-name="P2">retail</text:p>
            <text:p text:style-name="P2">withdraw</text:p>
            <text:p text:style-name="P2">000001</text:p>
            <text:p text:style-name="P2">logout</text:p>
          </table:table-cell>
          <table:table-cell table:style-name="TableCell1">
            <text:p text:style-name="P2">empty accounts file</text:p>
            <text:p text:style-name="P2"/>
          </table:table-cell>
          <table:table-cell table:style-name="TableCell1">
            <text:p text:style-name="P2">Empty transaction summary file</text:p>
          </table:table-cell>
          <table:table-cell table:style-name="TableCell1">
            <text:p text:style-name="P2">enter a valid account number:</text:p>
            <text:p text:style-name="P2">reject invalid number</text:p>
          </table:table-cell>
        </table:table-row>
        <table:table-row>
          <table:table-cell table:style-name="TableCell1">
            <text:p text:style-name="P2">Retail</text:p>
            <text:p text:style-name="P2">-withdraw</text:p>
            <text:p text:style-name="P2">immediate logout</text:p>
          </table:table-cell>
          <table:table-cell table:style-name="TableCell1">
            <text:p text:style-name="P2">Test if we try to withdrawal and then logout immediately</text:p>
          </table:table-cell>
          <table:table-cell table:style-name="TableCell1">
            <text:p text:style-name="P2">login</text:p>
            <text:p text:style-name="P2">retail</text:p>
            <text:p text:style-name="P2">withdraw</text:p>
            <text:p text:style-name="P2">logout</text:p>
          </table:table-cell>
          <table:table-cell table:style-name="TableCell1">
            <text:p text:style-name="P2">empty accounts file</text:p>
            <text:p text:style-name="P2"/>
          </table:table-cell>
          <table:table-cell table:style-name="TableCell1">
            <text:p text:style-name="P2">Empty transaction summary file</text:p>
          </table:table-cell>
          <table:table-cell table:style-name="TableCell1">
            <text:p text:style-name="P2">enter a valid account number:</text:p>
            <text:p text:style-name="P2"/>
          </table:table-cell>
        </table:table-row>
        <table:table-row>
          <table:table-cell table:style-name="TableCell1">
            <text:p text:style-name="P2">Retail</text:p>
            <text:p text:style-name="P2">-transfer</text:p>
            <text:p text:style-name="P2">reasonable</text:p>
          </table:table-cell>
          <table:table-cell table:style-name="TableCell1">
            <text:p text:style-name="P2">Test a transfer in retail under normal conditions</text:p>
          </table:table-cell>
          <table:table-cell table:style-name="TableCell1">
            <text:p text:style-name="P2">login</text:p>
            <text:p text:style-name="P2">retail</text:p>
            <text:p text:style-name="P2">transfer</text:p>
            <text:p text:style-name="P2">000001</text:p>
            <text:p text:style-name="P2">000002</text:p>
            <text:p text:style-name="P2">800.00</text:p>
            <text:p text:style-name="P2">logout</text:p>
          </table:table-cell>
          <table:table-cell table:style-name="TableCell1">
            <text:p text:style-name="P2">current accounts file</text:p>
            <text:p text:style-name="P2">(000001 and 000002 on file)</text:p>
          </table:table-cell>
          <table:table-cell table:style-name="TableCell1">
            <text:p text:style-name="P2">Updated transaction summary file</text:p>
            <text:p text:style-name="P2"/>
          </table:table-cell>
          <table:table-cell table:style-name="TableCell1">
            <text:p text:style-name="P2">enter an account to transfer from:</text:p>
            <text:p text:style-name="P2">enter an account to transfer to:</text:p>
            <text:p text:style-name="P2">enter an amount to be transferred:</text:p>
            <text:p text:style-name="P2">Accepts transaction.</text:p>
          </table:table-cell>
        </table:table-row>
        <table:table-row>
          <table:table-cell table:style-name="TableCell1">
            <text:p text:style-name="P2">Retail</text:p>
            <text:p text:style-name="P2">-transfer</text:p>
            <text:p text:style-name="P2">out of scope</text:p>
          </table:table-cell>
          <table:table-cell table:style-name="TableCell1">
            <text:p text:style-name="P2">Test a transfer in retail with an amount greater than $1,000</text:p>
          </table:table-cell>
          <table:table-cell table:style-name="TableCell1">
            <text:p text:style-name="P2">login</text:p>
            <text:p text:style-name="P2">retail</text:p>
            <text:p text:style-name="P2">transfer</text:p>
            <text:p text:style-name="P2">000001</text:p>
            <text:p text:style-name="P2">000002</text:p>
            <text:p text:style-name="P2">10000.00</text:p>
            <text:p text:style-name="P2">logout</text:p>
          </table:table-cell>
          <table:table-cell table:style-name="TableCell1">
            <text:p text:style-name="P2">current accounts file</text:p>
            <text:p text:style-name="P2">(000001 and 000002 on file)</text:p>
          </table:table-cell>
          <table:table-cell table:style-name="TableCell1">
            <text:p text:style-name="P2">Empty transaction summary file</text:p>
            <text:p text:style-name="P2"/>
          </table:table-cell>
          <table:table-cell table:style-name="TableCell1">
            <text:p text:style-name="P2">enter an account to transfer from:</text:p>
            <text:p text:style-name="P2">enter an account to transfer to:</text:p>
            <text:p text:style-name="P2">enter an amount to be transferred:</text:p>
            <text:p text:style-name="P2">Deny amount greater than $1,000</text:p>
          </table:table-cell>
        </table:table-row>
        <table:table-row>
          <table:table-cell table:style-name="TableCell1">
            <text:p text:style-name="P2">Retail</text:p>
            <text:p text:style-name="P2">-transfer</text:p>
            <text:p text:style-name="P2">zero</text:p>
          </table:table-cell>
          <table:table-cell table:style-name="TableCell1">
            <text:p text:style-name="P2">Test a redundant transfer</text:p>
          </table:table-cell>
          <table:table-cell table:style-name="TableCell1">
            <text:p text:style-name="P2">login</text:p>
            <text:p text:style-name="P2">retail</text:p>
            <text:p text:style-name="P2">transfer</text:p>
            <text:p text:style-name="P2">000001</text:p>
            <text:p text:style-name="P2">000002</text:p>
            <text:p text:style-name="P2">0.00</text:p>
            <text:p text:style-name="P2">logout</text:p>
          </table:table-cell>
          <table:table-cell table:style-name="TableCell1">
            <text:p text:style-name="P2">current accounts file</text:p>
            <text:p text:style-name="P2">(000001 and 000002 on file)</text:p>
          </table:table-cell>
          <table:table-cell table:style-name="TableCell1">
            <text:p text:style-name="P2">Empty transaction summary file</text:p>
            <text:p text:style-name="P2"/>
          </table:table-cell>
          <table:table-cell table:style-name="TableCell1">
            <text:p text:style-name="P2">enter an account to transfer from:</text:p>
            <text:p text:style-name="P2">enter an account to transfer to:</text:p>
            <text:p text:style-name="P2">enter an amount to be transferred:</text:p>
            <text:p text:style-name="P2">Deny transaction of 0.</text:p>
          </table:table-cell>
        </table:table-row>
        <table:table-row>
          <table:table-cell table:style-name="TableCell1">
            <text:p text:style-name="P2">Retail</text:p>
            <text:p text:style-name="P2">-transfer</text:p>
            <text:p text:style-name="P2">negative</text:p>
          </table:table-cell>
          <table:table-cell table:style-name="TableCell1">
            <text:p text:style-name="P2">Test a transfer with a value we can not reproduce</text:p>
          </table:table-cell>
          <table:table-cell table:style-name="TableCell1">
            <text:p text:style-name="P2">login</text:p>
            <text:p text:style-name="P2">retail</text:p>
            <text:p text:style-name="P2">transfer</text:p>
            <text:p text:style-name="P2">000001</text:p>
            <text:p text:style-name="P2">000002</text:p>
            <text:p text:style-name="P2">-1.00</text:p>
            <text:p text:style-name="P2">logout</text:p>
          </table:table-cell>
          <table:table-cell table:style-name="TableCell1">
            <text:p text:style-name="P2">current accounts file<text:line-break/>(000001 and 000002 on file)</text:p>
          </table:table-cell>
          <table:table-cell table:style-name="TableCell1">
            <text:p text:style-name="P2">Empty transaction summary file</text:p>
          </table:table-cell>
          <table:table-cell table:style-name="TableCell1">
            <text:p text:style-name="P2">enter an account to transfer from:<text:line-break/>enter an account to transfer to:</text:p>
            <text:p text:style-name="P2">enter an amount to be transferred:</text:p>
            <text:p text:style-name="P2">Deny negative value.</text:p>
          </table:table-cell>
        </table:table-row>
        <table:table-row>
          <table:table-cell table:style-name="TableCell1">
            <text:p text:style-name="P2">Retail</text:p>
            <text:p text:style-name="P2">-transfer</text:p>
            <text:p text:style-name="P2">from invalid account</text:p>
          </table:table-cell>
          <table:table-cell table:style-name="TableCell1">
            <text:p text:style-name="P2">Test if we can transfer from a non-existent account</text:p>
          </table:table-cell>
          <table:table-cell table:style-name="TableCell1">
            <text:p text:style-name="P2">login</text:p>
            <text:p text:style-name="P2">retail</text:p>
            <text:p text:style-name="P2">transfer</text:p>
            <text:p text:style-name="P2">000003</text:p>
            <text:p text:style-name="P2">logout</text:p>
          </table:table-cell>
          <table:table-cell table:style-name="TableCell1">
            <text:p text:style-name="P2">empty accounts file</text:p>
          </table:table-cell>
          <table:table-cell table:style-name="TableCell1">
            <text:p text:style-name="P2">empty transaction summary file</text:p>
          </table:table-cell>
          <table:table-cell table:style-name="TableCell1">
            <text:p text:style-name="P2">account to transfer from:</text:p>
            <text:p text:style-name="P2">Deny invalid account</text:p>
          </table:table-cell>
        </table:table-row>
        <table:table-row>
          <table:table-cell table:style-name="TableCell1">
            <text:p text:style-name="P2">Retail</text:p>
            <text:p text:style-name="P2">-transfer to invalid account</text:p>
          </table:table-cell>
          <table:table-cell table:style-name="TableCell1">
            <text:p text:style-name="P2">Test if we can transfer to a non-existent account</text:p>
          </table:table-cell>
          <table:table-cell table:style-name="TableCell1">
            <text:p text:style-name="P2">login</text:p>
            <text:p text:style-name="P2">retail</text:p>
            <text:p text:style-name="P2">transfer</text:p>
            <text:p text:style-name="P2">000001</text:p>
            <text:p text:style-name="P2">000003</text:p>
            <text:p text:style-name="P2">logout</text:p>
          </table:table-cell>
          <table:table-cell table:style-name="TableCell1">
            <text:p text:style-name="P2">current accounts file</text:p>
            <text:p text:style-name="P2">(000001 on file)</text:p>
          </table:table-cell>
          <table:table-cell table:style-name="TableCell1">
            <text:p text:style-name="P2">empty transaction summary file</text:p>
          </table:table-cell>
          <table:table-cell table:style-name="TableCell1">
            <text:p text:style-name="P2">account to transfer from:</text:p>
            <text:p text:style-name="P2">account to transfer to:</text:p>
            <text:p text:style-name="P2">Deny invalid account</text:p>
          </table:table-cell>
        </table:table-row>
        <table:table-row>
          <table:table-cell table:style-name="TableCell1">
            <text:p text:style-name="P2">Retail</text:p>
            <text:p text:style-name="P2">-transfer immediate logout</text:p>
          </table:table-cell>
          <table:table-cell table:style-name="TableCell1">
            <text:p text:style-name="P2">Test the response of logging out while in a transaction</text:p>
          </table:table-cell>
          <table:table-cell table:style-name="TableCell1">
            <text:p text:style-name="P2">login</text:p>
            <text:p text:style-name="P2">retail</text:p>
            <text:p text:style-name="P2">transfer</text:p>
            <text:p text:style-name="P2">logout</text:p>
          </table:table-cell>
          <table:table-cell table:style-name="TableCell1">
            <text:p text:style-name="P2">empty accounts file</text:p>
          </table:table-cell>
          <table:table-cell table:style-name="TableCell1">
            <text:p text:style-name="P2">empty transaction summary file</text:p>
          </table:table-cell>
          <table:table-cell table:style-name="TableCell1">
            <text:p text:style-name="P2">account to transfer from:</text:p>
          </table:table-cell>
        </table:table-row>
      </table:table>
      <text:p text:style-name="P1"/>
      <text:p text:style-name="P1"/>
      <text:p text:style-name="P1">Agent Tests</text:p>
      <table:table table:name="Table2" table:style-name="Table1">
        <table:table-column table:style-name="TableColumn1"/>
        <table:table-column table:style-name="TableColumn1"/>
        <table:table-column table:style-name="TableColumn1"/>
        <table:table-column table:style-name="TableColumn1"/>
        <table:table-column table:style-name="TableColumn1"/>
        <table:table-column table:style-name="TableColumn1"/>
        <table:table-row>
          <table:table-cell table:style-name="TableCell1">
            <text:p text:style-name="P2"><text:span text:style-name="T1">Test</text:span></text:p>
          </table:table-cell>
          <table:table-cell table:style-name="TableCell1">
            <text:p text:style-name="P2"><text:span text:style-name="T1">Purpose</text:span></text:p>
          </table:table-cell>
          <table:table-cell table:style-name="TableCell1">
            <text:p text:style-name="P2"><text:span text:style-name="T1">Input</text:span></text:p>
          </table:table-cell>
          <table:table-cell table:style-name="TableCell1">
            <text:p text:style-name="P2"><text:span text:style-name="T1">Input Files</text:span></text:p>
          </table:table-cell>
          <table:table-cell table:style-name="TableCell1">
            <text:p text:style-name="P2"><text:span text:style-name="T1">Output Files</text:span></text:p>
          </table:table-cell>
          <table:table-cell table:style-name="TableCell1">
            <text:p text:style-name="P2"><text:span text:style-name="T1">Output</text:span></text:p>
          </table:table-cell>
        </table:table-row>
        <table:table-row>
          <table:table-cell table:style-name="TableCell1">
            <text:p text:style-name="P2">Agent -login</text:p>
          </table:table-cell>
          <table:table-cell table:style-name="TableCell1">
            <text:p text:style-name="P2">check that </text:p>
            <text:p text:style-name="P2">login is accepted</text:p>
          </table:table-cell>
          <table:table-cell table:style-name="TableCell1">
            <text:p text:style-name="P2">login</text:p>
            <text:p text:style-name="P2">agent</text:p>
            <text:p text:style-name="P2">logout</text:p>
          </table:table-cell>
          <table:table-cell table:style-name="TableCell1">
            <text:p text:style-name="P2">empty current accounts file</text:p>
          </table:table-cell>
          <table:table-cell table:style-name="TableCell1">
            <text:p text:style-name="P2">empty transaction summary file</text:p>
          </table:table-cell>
          <table:table-cell table:style-name="TableCell1">
            <text:p text:style-name="P2">None</text:p>
          </table:table-cell>
        </table:table-row>
        <table:table-row>
          <table:table-cell table:style-name="TableCell1">
            <text:p text:style-name="P2">Agent -create</text:p>
          </table:table-cell>
          <table:table-cell table:style-name="TableCell1">
            <text:p text:style-name="P2">Check that user is prompted for account number</text:p>
          </table:table-cell>
          <table:table-cell table:style-name="TableCell1">
            <text:p text:style-name="P2">login </text:p>
            <text:p text:style-name="P2">agent</text:p>
            <text:p text:style-name="P2">create</text:p>
            <text:p text:style-name="P2">quit</text:p>
          </table:table-cell>
          <table:table-cell table:style-name="TableCell1">
            <text:p text:style-name="P2">empty current accounts file</text:p>
          </table:table-cell>
          <table:table-cell table:style-name="TableCell1">
            <text:p text:style-name="P2">empty transaction summary file</text:p>
          </table:table-cell>
          <table:table-cell table:style-name="TableCell1">
            <text:p text:style-name="P2">Enter a valid account number:</text:p>
          </table:table-cell>
        </table:table-row>
        <table:table-row>
          <table:table-cell table:style-name="TableCell1">
            <text:p text:style-name="P2">Agent -create 6 digits</text:p>
          </table:table-cell>
          <table:table-cell table:style-name="TableCell1">
            <text:p text:style-name="P2">Check that create account is accepted</text:p>
          </table:table-cell>
          <table:table-cell table:style-name="TableCell1">
            <text:p text:style-name="P2">login</text:p>
            <text:p text:style-name="P2">agent</text:p>
            <text:p text:style-name="P2">create</text:p>
            <text:p text:style-name="P2">123456</text:p>
            <text:p text:style-name="P2">fifteen_digits_</text:p>
            <text:p text:style-name="P2">logout</text:p>
            <text:p text:style-name="P2"/>
          </table:table-cell>
          <table:table-cell table:style-name="TableCell1">
            <text:p text:style-name="P2">empty current accounts file</text:p>
          </table:table-cell>
          <table:table-cell table:style-name="TableCell1">
            <text:p text:style-name="P2">Updated transaction summary file</text:p>
            <text:p text:style-name="P2">“04 123456 000000 00000000 fifteen_digits_”</text:p>
          </table:table-cell>
          <table:table-cell table:style-name="TableCell1">
            <text:p text:style-name="P2">Enter new account number:</text:p>
            <text:p text:style-name="P2">enter new account name:</text:p>
          </table:table-cell>
        </table:table-row>
        <table:table-row>
          <table:table-cell table:style-name="TableCell1">
            <text:p text:style-name="P2">Agent -create &lt;6 digits</text:p>
          </table:table-cell>
          <table:table-cell table:style-name="TableCell1">
            <text:p text:style-name="P2">Check that create account is accepted, 0s added to account number</text:p>
          </table:table-cell>
          <table:table-cell table:style-name="TableCell1">
            <text:p text:style-name="P2">login</text:p>
            <text:p text:style-name="P2">agent</text:p>
            <text:p text:style-name="P2">create</text:p>
            <text:p text:style-name="P2">1</text:p>
            <text:p text:style-name="P2">fifteen_digits_</text:p>
            <text:p text:style-name="P2">logout</text:p>
          </table:table-cell>
          <table:table-cell table:style-name="TableCell1">
            <text:p text:style-name="P2">empty current accounts file</text:p>
          </table:table-cell>
          <table:table-cell table:style-name="TableCell1">
            <text:p text:style-name="P2">Updated transaction summary file</text:p>
            <text:p text:style-name="P2">“04 000001 000000 00000000 fifteen_digits_”</text:p>
          </table:table-cell>
          <table:table-cell table:style-name="TableCell1">
            <text:p text:style-name="P2">Enter new account number:</text:p>
            <text:p text:style-name="P2">enter new account name:</text:p>
          </table:table-cell>
        </table:table-row>
        <table:table-row>
          <table:table-cell table:style-name="TableCell1">
            <text:p text:style-name="P2">Agent -create &gt;6 digits</text:p>
          </table:table-cell>
          <table:table-cell table:style-name="TableCell1">
            <text:p text:style-name="P2">Reject account number with &gt;6 digits</text:p>
          </table:table-cell>
          <table:table-cell table:style-name="TableCell1">
            <text:p text:style-name="P2">login</text:p>
            <text:p text:style-name="P2">agent</text:p>
            <text:p text:style-name="P2">create</text:p>
            <text:p text:style-name="P2">1234567</text:p>
            <text:p text:style-name="P2">quit</text:p>
          </table:table-cell>
          <table:table-cell table:style-name="TableCell1">
            <text:p text:style-name="P2">empty current accounts file</text:p>
          </table:table-cell>
          <table:table-cell table:style-name="TableCell1">
            <text:p text:style-name="P2">empty transaction summary file</text:p>
          </table:table-cell>
          <table:table-cell table:style-name="TableCell1">
            <text:p text:style-name="P2">Enter new account number:</text:p>
            <text:p text:style-name="P2">Account numbers must be 1-6 digits.</text:p>
            <text:p text:style-name="P2">Enter new account number:</text:p>
          </table:table-cell>
        </table:table-row>
        <table:table-row>
          <table:table-cell table:style-name="TableCell1">
            <text:p text:style-name="P2">Agent -create 6 non digits</text:p>
          </table:table-cell>
          <table:table-cell table:style-name="TableCell1">
            <text:p text:style-name="P2">Reject account number that is not an int</text:p>
          </table:table-cell>
          <table:table-cell table:style-name="TableCell1">
            <text:p text:style-name="P2">login</text:p>
            <text:p text:style-name="P2">agent</text:p>
            <text:p text:style-name="P2">create</text:p>
            <text:p text:style-name="P2">1234567</text:p>
            <text:p text:style-name="P2">quit</text:p>
          </table:table-cell>
          <table:table-cell table:style-name="TableCell1">
            <text:p text:style-name="P2">empty current accounts file</text:p>
          </table:table-cell>
          <table:table-cell table:style-name="TableCell1">
            <text:p text:style-name="P2">empty transaction summary file</text:p>
          </table:table-cell>
          <table:table-cell table:style-name="TableCell1">
            <text:p text:style-name="P2">Enter new account number:</text:p>
            <text:p text:style-name="P2">Account numbers must be 1-6 digits.</text:p>
            <text:p text:style-name="P2">Enter new account number:</text:p>
          </table:table-cell>
        </table:table-row>
        <table:table-row>
          <table:table-cell table:style-name="TableCell1">
            <text:p text:style-name="P2">Agent -create <text:s text:c="2"/>negative</text:p>
          </table:table-cell>
          <table:table-cell table:style-name="TableCell1">
            <text:p text:style-name="P2">Reject account number that is not an int</text:p>
          </table:table-cell>
          <table:table-cell table:style-name="TableCell1">
            <text:p text:style-name="P2">login</text:p>
            <text:p text:style-name="P2">agent</text:p>
            <text:p text:style-name="P2">create</text:p>
            <text:p text:style-name="P2">-1234</text:p>
            <text:p text:style-name="P2">quit</text:p>
          </table:table-cell>
          <table:table-cell table:style-name="TableCell1">
            <text:p text:style-name="P2">empty current accounts file</text:p>
          </table:table-cell>
          <table:table-cell table:style-name="TableCell1">
            <text:p text:style-name="P2">empty transaction summary file</text:p>
          </table:table-cell>
          <table:table-cell table:style-name="TableCell1">
            <text:p text:style-name="P2">Enter new account number:</text:p>
            <text:p text:style-name="P2">Account numbers must be 1-6 digits.</text:p>
            <text:p text:style-name="P2">Enter new account number:</text:p>
          </table:table-cell>
        </table:table-row>
        <table:table-row>
          <table:table-cell table:style-name="TableCell1">
            <text:p text:style-name="P2">Agent -create <text:s text:c="2"/>decimal</text:p>
          </table:table-cell>
          <table:table-cell table:style-name="TableCell1">
            <text:p text:style-name="P2">Reject account number that is not an int</text:p>
          </table:table-cell>
          <table:table-cell table:style-name="TableCell1">
            <text:p text:style-name="P2">login</text:p>
            <text:p text:style-name="P2">agent</text:p>
            <text:p text:style-name="P2">create</text:p>
            <text:p text:style-name="P2">1.234</text:p>
            <text:p text:style-name="P2">quit</text:p>
          </table:table-cell>
          <table:table-cell table:style-name="TableCell1">
            <text:p text:style-name="P2">empty current accounts file</text:p>
          </table:table-cell>
          <table:table-cell table:style-name="TableCell1">
            <text:p text:style-name="P2">empty transaction summary file</text:p>
          </table:table-cell>
          <table:table-cell table:style-name="TableCell1">
            <text:p text:style-name="P2">Enter new account number:</text:p>
            <text:p text:style-name="P2">Account numbers must be 1-6 digits.</text:p>
            <text:p text:style-name="P2">Enter new account number:</text:p>
          </table:table-cell>
        </table:table-row>
        <table:table-row>
          <table:table-cell table:style-name="TableCell1">
            <text:p text:style-name="P2">Agent -create already existing</text:p>
          </table:table-cell>
          <table:table-cell table:style-name="TableCell1">
            <text:p text:style-name="P2">Reject account number that already exists</text:p>
          </table:table-cell>
          <table:table-cell table:style-name="TableCell1">
            <text:p text:style-name="P2">login</text:p>
            <text:p text:style-name="P2">agent</text:p>
            <text:p text:style-name="P2">create</text:p>
            <text:p text:style-name="P2">1</text:p>
            <text:p text:style-name="P2">quit</text:p>
          </table:table-cell>
          <table:table-cell table:style-name="TableCell1">
            <text:p text:style-name="P2">Accounts file with 000001</text:p>
          </table:table-cell>
          <table:table-cell table:style-name="TableCell1">
            <text:p text:style-name="P2">empty transaction summary file</text:p>
          </table:table-cell>
          <table:table-cell table:style-name="TableCell1">
            <text:p text:style-name="P2">enter a valid account number:</text:p>
            <text:p text:style-name="P2">an account with that number already exists. enter a valid account number:</text:p>
          </table:table-cell>
        </table:table-row>
        <table:table-row>
          <table:table-cell table:style-name="TableCell1">
            <text:p text:style-name="P2">Agent -create &lt;15 chars</text:p>
          </table:table-cell>
          <table:table-cell table:style-name="TableCell1">
            <text:p text:style-name="P2">Check that create account is accepted, spaces added to account name</text:p>
          </table:table-cell>
          <table:table-cell table:style-name="TableCell1">
            <text:p text:style-name="P2">login</text:p>
            <text:p text:style-name="P2">agent</text:p>
            <text:p text:style-name="P2">create</text:p>
            <text:p text:style-name="P2">1</text:p>
            <text:p text:style-name="P2">one</text:p>
            <text:p text:style-name="P2">logout</text:p>
          </table:table-cell>
          <table:table-cell table:style-name="TableCell1">
            <text:p text:style-name="P2">empty current accounts file</text:p>
          </table:table-cell>
          <table:table-cell table:style-name="TableCell1">
            <text:p text:style-name="P2">Updated transaction summary file</text:p>
            <text:p text:style-name="P2">“04 000001 000000 00000000 one <text:s text:c="11"/>”</text:p>
          </table:table-cell>
          <table:table-cell table:style-name="TableCell1">
            <text:p text:style-name="P2">Enter new account number:</text:p>
            <text:p text:style-name="P2">enter new account name:</text:p>
          </table:table-cell>
        </table:table-row>
        <table:table-row>
          <table:table-cell table:style-name="TableCell1">
            <text:p text:style-name="P2">Agent -create &gt;15 chars</text:p>
          </table:table-cell>
          <table:table-cell table:style-name="TableCell1">
            <text:p text:style-name="P2">Reject account name with &gt;15 characters</text:p>
          </table:table-cell>
          <table:table-cell table:style-name="TableCell1">
            <text:p text:style-name="P2">login </text:p>
            <text:p text:style-name="P2">agent</text:p>
            <text:p text:style-name="P2">create</text:p>
            <text:p text:style-name="P2">1</text:p>
            <text:p text:style-name="P2">sixteen__digits_</text:p>
            <text:p text:style-name="P2">quit</text:p>
          </table:table-cell>
          <table:table-cell table:style-name="TableCell1">
            <text:p text:style-name="P2">empty current accounts file</text:p>
          </table:table-cell>
          <table:table-cell table:style-name="TableCell1">
            <text:p text:style-name="P2">empty transaction summary file</text:p>
          </table:table-cell>
          <table:table-cell table:style-name="TableCell1">
            <text:p text:style-name="P2">Enter new account number:</text:p>
            <text:p text:style-name="P2">enter new account name:</text:p>
            <text:p text:style-name="P2">Account names must be 1-15 characters. enter new account name:</text:p>
          </table:table-cell>
        </table:table-row>
        <table:table-row>
          <table:table-cell table:style-name="TableCell1">
            <text:p text:style-name="P3">Agent -create newline in name</text:p>
          </table:table-cell>
          <table:table-cell table:style-name="TableCell1">
            <text:p text:style-name="P3">Reject special characters, ensure doesn't cause other problems</text:p>
          </table:table-cell>
          <table:table-cell table:style-name="TableCell1">
            <text:p text:style-name="P3">login </text:p>
            <text:p text:style-name="P3">agent</text:p>
            <text:p text:style-name="P3">create</text:p>
            <text:p text:style-name="P3">1</text:p>
            <text:p text:style-name="P3">???</text:p>
            <text:p text:style-name="P3">quit</text:p>
          </table:table-cell>
          <table:table-cell table:style-name="TableCell1">
            <text:p text:style-name="P3">empty current accounts file</text:p>
          </table:table-cell>
          <table:table-cell table:style-name="TableCell1">
            <text:p text:style-name="P3">empty transaction summary file</text:p>
          </table:table-cell>
          <table:table-cell table:style-name="TableCell1">
            <text:p text:style-name="P3">Enter new account number:</text:p>
            <text:p text:style-name="P3">enter new account name:</text:p>
            <text:p text:style-name="P3">Account names must be 1-15 characters. enter new account name:</text:p>
          </table:table-cell>
        </table:table-row>
        <table:table-row>
          <table:table-cell table:style-name="TableCell1">
            <text:p text:style-name="P2"><text:span text:style-name="T1">DELETE</text:span></text:p>
          </table:table-cell>
          <table:table-cell table:style-name="TableCell1">
            <text:p text:style-name="P2"/>
          </table:table-cell>
          <table:table-cell table:style-name="TableCell1">
            <text:p text:style-name="P2"/>
          </table:table-cell>
          <table:table-cell table:style-name="TableCell1">
            <text:p text:style-name="P2"/>
          </table:table-cell>
          <table:table-cell table:style-name="TableCell1">
            <text:p text:style-name="P2"/>
          </table:table-cell>
          <table:table-cell table:style-name="TableCell1">
            <text:p text:style-name="P2"/>
          </table:table-cell>
        </table:table-row>
        <table:table-row>
          <table:table-cell table:style-name="TableCell1">
            <text:p text:style-name="P2">Agent -delete </text:p>
          </table:table-cell>
          <table:table-cell table:style-name="TableCell1">
            <text:p text:style-name="P2">Check that agent is prompted for account number</text:p>
          </table:table-cell>
          <table:table-cell table:style-name="TableCell1">
            <text:p text:style-name="P2">login </text:p>
            <text:p text:style-name="P2">agent</text:p>
            <text:p text:style-name="P2">delete</text:p>
            <text:p text:style-name="P2">quit</text:p>
          </table:table-cell>
          <table:table-cell table:style-name="TableCell1">
            <text:p text:style-name="P2">empty current accounts file</text:p>
          </table:table-cell>
          <table:table-cell table:style-name="TableCell1">
            <text:p text:style-name="P2">empty transaction summary file</text:p>
          </table:table-cell>
          <table:table-cell table:style-name="TableCell1">
            <text:p text:style-name="P2">Enter a valid account number:</text:p>
          </table:table-cell>
        </table:table-row>
        <table:table-row>
          <table:table-cell table:style-name="TableCell1">
            <text:p text:style-name="P2">Agent -delete name prompt check</text:p>
          </table:table-cell>
          <table:table-cell table:style-name="TableCell1">
            <text:p text:style-name="P2">Check that agent is prompted for account name</text:p>
          </table:table-cell>
          <table:table-cell table:style-name="TableCell1">
            <text:p text:style-name="P2">login </text:p>
            <text:p text:style-name="P2">agent</text:p>
            <text:p text:style-name="P2">delete</text:p>
            <text:p text:style-name="P2">123456</text:p>
            <text:p text:style-name="P2">quit</text:p>
          </table:table-cell>
          <table:table-cell table:style-name="TableCell1">
            <text:p text:style-name="P2">empty current accounts file</text:p>
          </table:table-cell>
          <table:table-cell table:style-name="TableCell1">
            <text:p text:style-name="P2">empty transaction summary file</text:p>
          </table:table-cell>
          <table:table-cell table:style-name="TableCell1">
            <text:p text:style-name="P2">Enter a valid account number:</text:p>
            <text:p text:style-name="P2">Enter account name:</text:p>
          </table:table-cell>
        </table:table-row>
        <table:table-row>
          <table:table-cell table:style-name="TableCell1">
            <text:p text:style-name="P2">Agent -delete 6 digits</text:p>
          </table:table-cell>
          <table:table-cell table:style-name="TableCell1">
            <text:p text:style-name="P2">Check that delete account is accepted</text:p>
          </table:table-cell>
          <table:table-cell table:style-name="TableCell1">
            <text:p text:style-name="P2">login</text:p>
            <text:p text:style-name="P2">agent</text:p>
            <text:p text:style-name="P2">delete</text:p>
            <text:p text:style-name="P2">123456</text:p>
            <text:p text:style-name="P2">fifteen_digits_</text:p>
            <text:p text:style-name="P2">lgout</text:p>
            <text:p text:style-name="P2"/>
          </table:table-cell>
          <table:table-cell table:style-name="TableCell1">
            <text:p text:style-name="P2">empty current accounts file</text:p>
          </table:table-cell>
          <table:table-cell table:style-name="TableCell1">
            <text:p text:style-name="P2">Updated transaction summary file</text:p>
            <text:p text:style-name="P2">“05 123456 000000 00000000 fifteen_digits_”</text:p>
          </table:table-cell>
          <table:table-cell table:style-name="TableCell1">
            <text:p text:style-name="P2">Enter a valid account number:</text:p>
            <text:p text:style-name="P2">Enter account name:</text:p>
          </table:table-cell>
        </table:table-row>
        <table:table-row>
          <table:table-cell table:style-name="TableCell1">
            <text:p text:style-name="P2">Agent -delete &lt;6 digits</text:p>
          </table:table-cell>
          <table:table-cell table:style-name="TableCell1">
            <text:p text:style-name="P2">Check that delete account is accepted, 0s added to account number</text:p>
          </table:table-cell>
          <table:table-cell table:style-name="TableCell1">
            <text:p text:style-name="P2">login</text:p>
            <text:p text:style-name="P2">agent</text:p>
            <text:p text:style-name="P2">delete</text:p>
            <text:p text:style-name="P2">1</text:p>
            <text:p text:style-name="P2">fifteen_digits_</text:p>
            <text:p text:style-name="P2">logout</text:p>
          </table:table-cell>
          <table:table-cell table:style-name="TableCell1">
            <text:p text:style-name="P2">empty current accounts file</text:p>
          </table:table-cell>
          <table:table-cell table:style-name="TableCell1">
            <text:p text:style-name="P2">Updated transaction summary file</text:p>
            <text:p text:style-name="P2">“04 000001 000000 00000000 fifteen_digits_”</text:p>
          </table:table-cell>
          <table:table-cell table:style-name="TableCell1">
            <text:p text:style-name="P2">Enter a valid account number:</text:p>
            <text:p text:style-name="P2">Enter account name:</text:p>
          </table:table-cell>
        </table:table-row>
        <table:table-row>
          <table:table-cell table:style-name="TableCell1">
            <text:p text:style-name="P2">Agent -delete &gt;6 digits</text:p>
          </table:table-cell>
          <table:table-cell table:style-name="TableCell1">
            <text:p text:style-name="P2">Reject account number with &gt;6 digits</text:p>
          </table:table-cell>
          <table:table-cell table:style-name="TableCell1">
            <text:p text:style-name="P2">login</text:p>
            <text:p text:style-name="P2">agent</text:p>
            <text:p text:style-name="P2">delete</text:p>
            <text:p text:style-name="P2">1234567</text:p>
            <text:p text:style-name="P2">quit</text:p>
          </table:table-cell>
          <table:table-cell table:style-name="TableCell1">
            <text:p text:style-name="P2">empty current accounts file</text:p>
          </table:table-cell>
          <table:table-cell table:style-name="TableCell1">
            <text:p text:style-name="P2">empty transaction summary file</text:p>
          </table:table-cell>
          <table:table-cell table:style-name="TableCell1">
            <text:p text:style-name="P2">Enter a valid account number:</text:p>
            <text:p text:style-name="P2">Enter account name:</text:p>
          </table:table-cell>
        </table:table-row>
        <table:table-row>
          <table:table-cell table:style-name="TableCell1">
            <text:p text:style-name="P2">Agent -delete 6 non digits</text:p>
          </table:table-cell>
          <table:table-cell table:style-name="TableCell1">
            <text:p text:style-name="P2">Reject account number that is not an int</text:p>
          </table:table-cell>
          <table:table-cell table:style-name="TableCell1">
            <text:p text:style-name="P2">login</text:p>
            <text:p text:style-name="P2">agent</text:p>
            <text:p text:style-name="P2">delete</text:p>
            <text:p text:style-name="P2">1234567</text:p>
            <text:p text:style-name="P2">quit</text:p>
          </table:table-cell>
          <table:table-cell table:style-name="TableCell1">
            <text:p text:style-name="P2">empty current accounts file</text:p>
          </table:table-cell>
          <table:table-cell table:style-name="TableCell1">
            <text:p text:style-name="P2">empty transaction summary file</text:p>
          </table:table-cell>
          <table:table-cell table:style-name="TableCell1">
            <text:p text:style-name="P2">Enter a valid account number:</text:p>
            <text:p text:style-name="P2">Enter account name:</text:p>
          </table:table-cell>
        </table:table-row>
        <table:table-row>
          <table:table-cell table:style-name="TableCell1">
            <text:p text:style-name="P2">Agent -delete <text:s text:c="2"/>negative</text:p>
          </table:table-cell>
          <table:table-cell table:style-name="TableCell1">
            <text:p text:style-name="P2">Reject account number that is not an int</text:p>
          </table:table-cell>
          <table:table-cell table:style-name="TableCell1">
            <text:p text:style-name="P2">login</text:p>
            <text:p text:style-name="P2">agent</text:p>
            <text:p text:style-name="P2">delete</text:p>
            <text:p text:style-name="P2">-1234</text:p>
            <text:p text:style-name="P2">quit</text:p>
          </table:table-cell>
          <table:table-cell table:style-name="TableCell1">
            <text:p text:style-name="P2">empty current accounts file</text:p>
          </table:table-cell>
          <table:table-cell table:style-name="TableCell1">
            <text:p text:style-name="P2">empty transaction summary file</text:p>
          </table:table-cell>
          <table:table-cell table:style-name="TableCell1">
            <text:p text:style-name="P2">Enter a valid account number:</text:p>
            <text:p text:style-name="P2">Enter account name:</text:p>
          </table:table-cell>
        </table:table-row>
        <table:table-row>
          <table:table-cell table:style-name="TableCell1">
            <text:p text:style-name="P2">Agent -delete <text:s text:c="2"/>decimal</text:p>
          </table:table-cell>
          <table:table-cell table:style-name="TableCell1">
            <text:p text:style-name="P2">Reject account number that is not an int</text:p>
          </table:table-cell>
          <table:table-cell table:style-name="TableCell1">
            <text:p text:style-name="P2">login</text:p>
            <text:p text:style-name="P2">agent</text:p>
            <text:p text:style-name="P2">delete</text:p>
            <text:p text:style-name="P2">1.234</text:p>
            <text:p text:style-name="P2">quit</text:p>
          </table:table-cell>
          <table:table-cell table:style-name="TableCell1">
            <text:p text:style-name="P2">empty current accounts file</text:p>
          </table:table-cell>
          <table:table-cell table:style-name="TableCell1">
            <text:p text:style-name="P2">empty transaction summary file</text:p>
          </table:table-cell>
          <table:table-cell table:style-name="TableCell1">
            <text:p text:style-name="P2">Enter a valid account number:</text:p>
            <text:p text:style-name="P2">Enter account name:</text:p>
          </table:table-cell>
        </table:table-row>
      </table:table>
      <text:p text:style-name="P1"/>
      <text:p text:style-name="P1">Notes: </text:p>
      <text:p text:style-name="P1">-Based on how input is received, may need to test different combinations of create account # and name (does newline get in the way of next input?)</text:p>
      <text:p text:style-name="P1">-Do we want to implement a quit command for testing purposes?</text:p>
      <text:p text:style-name="P1">-How do we test special characters (such as newline, is it possible to enter?)</text:p>
      <text:p text:style-name="P1"/>
      <text:p text:style-name="P1">-what if there are no valid accounts (empty file)? Does the front end tell the user?</text:p>
      <text:p text:style-name="P1">General Tests</text:p>
      <table:table table:name="Table3" table:style-name="Table1">
        <table:table-column table:style-name="TableColumn1"/>
        <table:table-column table:style-name="TableColumn1"/>
        <table:table-column table:style-name="TableColumn1"/>
        <table:table-column table:style-name="TableColumn1"/>
        <table:table-column table:style-name="TableColumn1"/>
        <table:table-column table:style-name="TableColumn1"/>
        <table:table-row>
          <table:table-cell table:style-name="TableCell1">
            <text:p text:style-name="P2"><text:span text:style-name="T1">Test</text:span></text:p>
          </table:table-cell>
          <table:table-cell table:style-name="TableCell1">
            <text:p text:style-name="P2"><text:span text:style-name="T1">Purpose</text:span></text:p>
          </table:table-cell>
          <table:table-cell table:style-name="TableCell1">
            <text:p text:style-name="P2"><text:span text:style-name="T1">Input</text:span></text:p>
          </table:table-cell>
          <table:table-cell table:style-name="TableCell1">
            <text:p text:style-name="P2"><text:span text:style-name="T1">Input Files</text:span></text:p>
          </table:table-cell>
          <table:table-cell table:style-name="TableCell1">
            <text:p text:style-name="P2"><text:span text:style-name="T1">Output Files</text:span></text:p>
          </table:table-cell>
          <table:table-cell table:style-name="TableCell1">
            <text:p text:style-name="P2"><text:span text:style-name="T1">Output</text:span></text:p>
          </table:table-cell>
        </table:table-row>
        <table:table-row>
          <table:table-cell table:style-name="TableCell1">
            <text:p text:style-name="P2">Input before login</text:p>
          </table:table-cell>
          <table:table-cell table:style-name="TableCell1">
            <text:p text:style-name="P2">No command should be accepted before a login</text:p>
          </table:table-cell>
          <table:table-cell table:style-name="TableCell1">
            <text:p text:style-name="P2">create</text:p>
            <text:p text:style-name="P2">delete</text:p>
            <text:p text:style-name="P2">deposit</text:p>
            <text:p text:style-name="P2">withdraw</text:p>
            <text:p text:style-name="P2">transfer</text:p>
            <text:p text:style-name="P2">logout</text:p>
          </table:table-cell>
          <table:table-cell table:style-name="TableCell1">
            <text:p text:style-name="P2">empty accounts file</text:p>
          </table:table-cell>
          <table:table-cell table:style-name="TableCell1">
            <text:p text:style-name="P2">empty transaction summary file</text:p>
          </table:table-cell>
          <table:table-cell table:style-name="TableCell1">
            <text:p text:style-name="P2">Possible prompts to tell user to login first.</text:p>
          </table:table-cell>
        </table:table-row>
        <table:table-row>
          <table:table-cell table:style-name="TableCell1">
            <text:p text:style-name="P2">Login after login (null)</text:p>
          </table:table-cell>
          <table:table-cell table:style-name="TableCell1">
            <text:p text:style-name="P2">No other login should accepted after a login</text:p>
          </table:table-cell>
          <table:table-cell table:style-name="TableCell1">
            <text:p text:style-name="P2">login</text:p>
            <text:p text:style-name="P2">login</text:p>
            <text:p text:style-name="P2">logout</text:p>
            <text:p text:style-name="P2"/>
          </table:table-cell>
          <table:table-cell table:style-name="TableCell1">
            <text:p text:style-name="P2">empty accounts file</text:p>
          </table:table-cell>
          <table:table-cell table:style-name="TableCell1">
            <text:p text:style-name="P2">empty transaction summary file</text:p>
          </table:table-cell>
          <table:table-cell table:style-name="TableCell1">
            <text:p text:style-name="P2">Request retail or agent mode:</text:p>
            <text:p text:style-name="P2">Invalid input response.</text:p>
          </table:table-cell>
        </table:table-row>
        <table:table-row>
          <table:table-cell table:style-name="TableCell1">
            <text:p text:style-name="P2">Login after login (retail)</text:p>
          </table:table-cell>
          <table:table-cell table:style-name="TableCell1">
            <text:p text:style-name="P2">No other login should accepted after a login</text:p>
          </table:table-cell>
          <table:table-cell table:style-name="TableCell1">
            <text:p text:style-name="P2">login</text:p>
            <text:p text:style-name="P2">retail</text:p>
            <text:p text:style-name="P2">login</text:p>
            <text:p text:style-name="P2">logout</text:p>
            <text:p text:style-name="P2"/>
          </table:table-cell>
          <table:table-cell table:style-name="TableCell1">
            <text:p text:style-name="P2">empty accounts file</text:p>
          </table:table-cell>
          <table:table-cell table:style-name="TableCell1">
            <text:p text:style-name="P2">empty transaction summary file</text:p>
          </table:table-cell>
          <table:table-cell table:style-name="TableCell1">
            <text:p text:style-name="P2">Request retail or agent mode:</text:p>
            <text:p text:style-name="P2">accept login</text:p>
            <text:p text:style-name="P2">Invalid input response.</text:p>
          </table:table-cell>
        </table:table-row>
        <table:table-row>
          <table:table-cell table:style-name="TableCell1">
            <text:p text:style-name="P2">Login after login (agent)</text:p>
          </table:table-cell>
          <table:table-cell table:style-name="TableCell1">
            <text:p text:style-name="P2">No other login should accepted after a login</text:p>
          </table:table-cell>
          <table:table-cell table:style-name="TableCell1">
            <text:p text:style-name="P2">login</text:p>
            <text:p text:style-name="P2">agent</text:p>
            <text:p text:style-name="P2">login</text:p>
            <text:p text:style-name="P2">logout</text:p>
            <text:p text:style-name="P2"/>
          </table:table-cell>
          <table:table-cell table:style-name="TableCell1">
            <text:p text:style-name="P2">empty accounts file</text:p>
          </table:table-cell>
          <table:table-cell table:style-name="TableCell1">
            <text:p text:style-name="P2">empty transaction summary file</text:p>
          </table:table-cell>
          <table:table-cell table:style-name="TableCell1">
            <text:p text:style-name="P2">Request retail or agent mode:</text:p>
            <text:p text:style-name="P2">accept login</text:p>
            <text:p text:style-name="P2">Invalid input response.</text:p>
          </table:table-cell>
        </table:table-row>
        <table:table-row>
          <table:table-cell table:style-name="TableCell1">
            <text:p text:style-name="P2">Input</text:p>
            <text:p text:style-name="P2">-string</text:p>
            <text:p text:style-name="P2">-decimals</text:p>
            <text:p text:style-name="P2">-internal spaces</text:p>
            <text:p text:style-name="P2">-leading/trailing whitespace</text:p>
            <text:p text:style-name="P2">-binary?</text:p>
          </table:table-cell>
          <table:table-cell table:style-name="TableCell1">
            <text:p text:style-name="P2"/>
          </table:table-cell>
          <table:table-cell table:style-name="TableCell1">
            <text:p text:style-name="P2"/>
          </table:table-cell>
          <table:table-cell table:style-name="TableCell1">
            <text:p text:style-name="P2"/>
          </table:table-cell>
          <table:table-cell table:style-name="TableCell1">
            <text:p text:style-name="P2"/>
          </table:table-cell>
          <table:table-cell table:style-name="TableCell1">
            <text:p text:style-name="P2"/>
          </table:table-cell>
        </table:table-row>
        <table:table-row>
          <table:table-cell table:style-name="TableCell1">
            <text:p text:style-name="P2"/>
          </table:table-cell>
          <table:table-cell table:style-name="TableCell1">
            <text:p text:style-name="P2"/>
          </table:table-cell>
          <table:table-cell table:style-name="TableCell1">
            <text:p text:style-name="P2"/>
          </table:table-cell>
          <table:table-cell table:style-name="TableCell1">
            <text:p text:style-name="P2"/>
          </table:table-cell>
          <table:table-cell table:style-name="TableCell1">
            <text:p text:style-name="P2"/>
          </table:table-cell>
          <table:table-cell table:style-name="TableCell1">
            <text:p text:style-name="P2"/>
          </table:table-cell>
        </table:table-row>
        <table:table-row>
          <table:table-cell table:style-name="TableCell1">
            <text:p text:style-name="P2"/>
          </table:table-cell>
          <table:table-cell table:style-name="TableCell1">
            <text:p text:style-name="P2"/>
          </table:table-cell>
          <table:table-cell table:style-name="TableCell1">
            <text:p text:style-name="P2"/>
          </table:table-cell>
          <table:table-cell table:style-name="TableCell1">
            <text:p text:style-name="P2"/>
          </table:table-cell>
          <table:table-cell table:style-name="TableCell1">
            <text:p text:style-name="P2"/>
          </table:table-cell>
          <table:table-cell table:style-name="TableCell1">
            <text:p text:style-name="P2"/>
          </table:table-cell>
        </table:table-row>
        <table:table-row>
          <table:table-cell table:style-name="TableCell1">
            <text:p text:style-name="P2"/>
          </table:table-cell>
          <table:table-cell table:style-name="TableCell1">
            <text:p text:style-name="P2"/>
          </table:table-cell>
          <table:table-cell table:style-name="TableCell1">
            <text:p text:style-name="P2"/>
          </table:table-cell>
          <table:table-cell table:style-name="TableCell1">
            <text:p text:style-name="P2"/>
          </table:table-cell>
          <table:table-cell table:style-name="TableCell1">
            <text:p text:style-name="P2"/>
          </table:table-cell>
          <table:table-cell table:style-name="TableCell1">
            <text:p text:style-name="P2"/>
          </table:table-cell>
        </table:table-row>
      </table:table>
      <text:p text:style-name="P1"/>
      <text:p text:style-name="P1"/>
      <text:p text:style-name="P1">Round 1 Questions:</text:p>
      <text:p text:style-name="P1"/>
      <text:p text:style-name="P1">&gt; 1- Should a logout command always be accepted? For example, if an agent enters "create", they will be prompted for an account number and name. If they type "logout" before entering such information, should they then be logged out?<text:line-break/><text:line-break/><text:span text:style-name="T2">Since logout is not an account number or account name, no.</text:span><text:line-break/><text:line-break/>&gt; Or forced to enter the account number and name?<text:line-break/><text:line-break/><text:span text:style-name="T2">Yes.</text:span><text:line-break/><text:line-break/>&gt; 2- Should the user be forced to enter money values in cents, or will decimals be accepted? For example, if they wish to deposit $10.75, can they enter either 10.75 or 1075 as the amount? Similarly, if they just enter "10", should that be considered 10 cents or 10 dollars?<text:line-break/><text:line-break/><text:span text:style-name="T2">This question is answered in the requirements.</text:span><text:line-break/><text:line-break/>&gt; 3- Should deposits, withdrawals, and transfers be accepted for account 000000?<text:line-break/><text:line-break/><text:span text:style-name="T2">In theory, if account 000000 were a valid account, then yes.<text:line-break/>But since no such account can ever exist in the valid accounts list, no.</text:span><text:line-break/><text:line-break/>&gt; 4- When referring to an account, if the user enters less than 6 digits, should this be rejected, or do we pad the 0s ourselves? For example, should 123, 0123, 00123 and 000123 all be accepted and refer to the same account?<text:line-break/><text:line-break/><text:span text:style-name="T2">The padding is a property of the transactions file, not the transaction.<text:line-break/>I don’t think that we should require customers to pad with zeroes, do you?</text:span><text:line-break/><text:line-break/>&gt; 5- In the transaction summary file, is the section AAAAAA and BBBBBB the values for a withdraw or deposit?<text:line-break/><text:line-break/><text:span text:style-name="T2">This question is answered in the requirements.<text:line-break/>One of them is the “to” account, the one money goes into,<text:line-break/>the other the “from” account, the one money goes out of.</text:span><text:line-break/><text:line-break/>&gt; 6- If the user enters valid input with leading or trailing whitespace (or both), should this be accepted?<text:line-break/><text:line-break/><text:span text:style-name="T2">This is up to you.<text:line-break/>The input is lines of text.  If you want to be nice to the customer and trim the lines, you can.</text:span></text:p>
      <text:p text:style-name="P1"/>
      <text:p text:style-name="P1">Round 2 Questions:</text:p>
      <text:p text:style-name="P1">1- Should newline and other special characters be accepted for an account name?</text:p>
      <text:p text:style-name="P1"/>
      <text:p text:style-name="P1">Assumed no</text:p>
      <text:p text:style-name="P1"/>
      <text:p text:style-name="P1">2- For the transaction record for create, would AAAAAA be the new account number?</text:p>
      <text:p text:style-name="P1"/>
      <text:p text:style-name="P1">Assumed yes, NNNN... would be the new n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265.21</meta:generator>
  </office:meta>
</office:document-meta>
</file>